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6" table:default-cell-style-name="ce1"/>
        <table:table-column table:style-name="co1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16 bi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|&lt;-- Symbol --&gt;|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data[woffs]</text:p>
          </table:table-cell>
          <table:table-cell table:style-name="ce4" office:value-type="string" calcext:value-type="string">
            <text:p>data[woffs + 1]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2" table:number-rows-spanned="1">
            <text:p>uint32_ptr</text:p>
          </table:table-cell>
          <table:covered-table-cell table:style-name="Default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uint32_ptr</text:p>
          </table:table-cell>
          <table:covered-table-cell/>
          <table:table-cell table:style-name="ce5" office:value-type="string" calcext:value-type="string" table:number-columns-spanned="2" table:number-rows-spanned="1">
            <text:p>uint32_ptr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0:47:32.183312071</meta:creation-date>
    <dc:date>2016-03-02T12:39:52.641232445</dc:date>
    <meta:editing-duration>PT1H37M10S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